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italic" style:font-style-asian="italic" style:font-style-complex="italic"/>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Henrik Gabrielsson</text:p>
      <text:p text:style-name="P1">19900804-4514</text:p>
      <text:p text:style-name="P1">Iterativ Mjukvaruutveckling IDV404</text:p>
      <text:p text:style-name="P2"/>
      <text:h text:style-name="Heading_20_2" text:outline-level="2">Bakgrund och problembeskrivning</text:h>
      <text:p text:style-name="P3">Den glade piraten <text:span text:style-name="T1">är en båtklubb som hyr ut båtplatser till sina medlemmar, och har under den senaste tiden växt väldigt mycket i antalet medlemmar. Detta har skapat en mängd en mängd problem eftersom allt sköts manuellt och det blir alldeles för mycket jobb.</text:span></text:p>
      <text:p text:style-name="P3"><text:span text:style-name="T1">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span></text:p>
      <text:p text:style-name="P3"><text:span text:style-name="T1">Klubbens kassör vill också förenkla sitt arbete med att ta emot betalningar från medlemmarna, då det blir alldeles för rörigt och klubben förlorar mycket pengar då de inte kan hålla koll på vilka som betalat eller inte.</text:span></text:p>
      <text:h text:style-name="Heading_20_2" text:outline-level="2">Användargrupper</text:h>
      <text:p text:style-name="Text_20_body"/>
      <text:h text:style-name="Heading_20_2" text:outline-level="2">Intressenter</text:h>
      <text:p text:style-name="Text_20_body"/>
      <text:h text:style-name="Heading_20_2" text:outline-level="2">Liknande/Konkurrerande system</text:h>
      <text:p text:style-name="Text_20_body"/>
      <text:h text:style-name="Heading_20_2" text:outline-level="2">Baskrav</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1-29T12:29:29.06</dc:date>
    <dc:creator>Henrik Gabrielsson</dc:creator>
    <meta:editing-duration>PT35M42S</meta:editing-duration>
    <meta:editing-cycles>63</meta:editing-cycles>
    <meta:generator>OpenOffice/4.0.1$Win32 OpenOffice.org_project/401m5$Build-9714</meta:generator>
    <meta:document-statistic meta:table-count="0" meta:image-count="0" meta:object-count="0" meta:page-count="1" meta:paragraph-count="12" meta:word-count="143" meta:character-count="929"/>
  </office:meta>
</office:document-meta>
</file>